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69F0AE"/>
    </style:style>
    <style:style style:name="co1" style:family="table-column">
      <style:table-column-properties fo:break-before="auto" style:column-width="21.510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i-endpoint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https://api.sos.ca.go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https://api.sos.ca.gov/returns/gover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governor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lieutenant-gover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lieutenant-governor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ecretary-of-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ecretary-of-state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control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ntroller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treas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treasurer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attorney-gene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attorney-general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insurance-commissio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insurance-commissioner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uperintendent-of-public-instru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erintendent-of-public-instruction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sen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senate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upreme-court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ballot-meas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allot-measures/county/yub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board-of-equalization/district/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1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2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3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3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3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4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board-of-equalization/district/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/county/teham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0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0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3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3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4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4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5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5/county/contra-cos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6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6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6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7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7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8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8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8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0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0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0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0/county/santa-cru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1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1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1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1/county/tula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2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2/county/tula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3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3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3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4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4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4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5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5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6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6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7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7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0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0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5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5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8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8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9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9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39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us-rep/district/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7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7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9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49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0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0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1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1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6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6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8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8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8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9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9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9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us-rep/district/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0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0/county/santa-cl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senate/district/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2/county/stanislau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senate/district/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4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4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4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4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6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6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6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0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0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2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2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4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4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6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6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0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40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6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6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8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senate/district/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0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0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1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1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1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2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2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4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4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5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5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6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6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9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19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1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1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3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3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4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4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5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5/county/santa-cl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6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6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6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9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9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29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0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0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0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0/county/santa-cru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2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2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5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5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6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6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6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7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7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7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8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8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1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1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2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2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4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4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5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5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tps://api.sos.ca.gov/returns/state-assembly/district/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2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2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5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5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5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6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6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1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1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5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5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9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9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state-assembly/district/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alam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contra-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del-n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humbol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la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m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mendoc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na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san-franci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san-ma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sol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1/county/sono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2/county/los-ange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2/county/san-luis-obis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2/county/santa-barb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2/county/ven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alp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am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but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calave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col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el-dor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gl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la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mod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m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nev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pl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plu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acr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an-joaqu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ha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i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iskiy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su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teh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tr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y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3/county/y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imp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in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or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rivers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san-bernard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4/county/san-di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fre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k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k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mad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mari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mer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stanisl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tul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5/county/tuolu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6/county/monter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6/county/san-be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6/county/santa-cl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6/county/santa-cr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api.sos.ca.gov/returns/courts-of-appeal/district/al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https://api.sos.ca.gov/returns/status</text:p>
          </table:table-cell>
          <table:table-cell table:number-columns-repeated="16383"/>
        </table:table-row>
        <table:table-row table:number-rows-repeated="10473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nnah Reilly</meta:initial-creator>
    <dc:creator>Hannah Reilly</dc:creator>
    <meta:creation-date>2018-11-02T19:26:52Z</meta:creation-date>
    <dc:date>2018-11-02T19:26:53Z</dc:date>
    <meta:print-date>2018-11-02T19:14:22Z</meta:print-date>
  </office:meta>
</office:document-meta>
</file>